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f16f" officeooo:paragraph-rsid="001bf16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f16f" officeooo:paragraph-rsid="001bf16f" style:font-size-asian="12.25pt" style:font-weight-asian="normal" style:font-size-complex="14pt" style:font-weight-complex="normal"/>
    </style:style>
    <style:style style:name="T1" style:family="text">
      <style:text-properties officeooo:rsid="001da5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uffage intelligent</text:p>
      <text:p text:style-name="P1"/>
      <text:p text:style-name="P2">Le but du projet “chauffage intelligent” est de réaliser une application qui gère de manière autonome la manière de chauffer chaque pièce d'une maison à un instant donné. </text:p>
      <text:p text:style-name="P2"/>
      <text:p text:style-name="P2">Une technique de machine learning est utilisée pour prédire les températures souhaitées par les habitants dans chaque pièce en analysant les habitudes de ceux-ci. La méthode de machine learning utilisée <text:span text:style-name="T1">est une méthode statique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5:17:35.193004773</meta:creation-date>
    <meta:editing-duration>PT21S</meta:editing-duration>
    <meta:editing-cycles>2</meta:editing-cycles>
    <meta:generator>LibreOffice/5.0.3.2$Linux_X86_64 LibreOffice_project/00m0$Build-2</meta:generator>
    <meta:initial-creator>commu </meta:initial-creator>
    <dc:date>2017-02-26T15:17:54.639123644</dc:date>
    <dc:creator>commu </dc:creator>
    <meta:document-statistic meta:table-count="0" meta:image-count="0" meta:object-count="0" meta:page-count="1" meta:paragraph-count="3" meta:word-count="64" meta:character-count="420" meta:non-whitespace-character-count="357"/>
  </office:meta>
</office:document-meta>
</file>